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000000400E0F5A6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automatic-styles>
    <style:style style:name="P1" style:family="paragraph" style:parent-style-name="Header">
      <style:text-properties officeooo:rsid="00042d75" officeooo:paragraph-rsid="00042d75"/>
    </style:style>
    <style:style style:name="P2" style:family="paragraph" style:parent-style-name="Footer">
      <style:text-properties officeooo:rsid="0004d4c5" officeooo:paragraph-rsid="000c8761"/>
    </style:style>
    <style:style style:name="P3" style:family="paragraph" style:parent-style-name="Standard">
      <style:paragraph-properties fo:text-align="center" style:justify-single-word="false"/>
      <style:text-properties style:font-name="Droid Sans Fallback" officeooo:rsid="00042d75" officeooo:paragraph-rsid="00042d75"/>
    </style:style>
    <style:style style:name="P4" style:family="paragraph" style:parent-style-name="Standard">
      <style:paragraph-properties fo:text-align="center" style:justify-single-word="false"/>
      <style:text-properties style:font-name="Droid Sans Fallback" fo:font-size="14pt" officeooo:rsid="0004d4c5" officeooo:paragraph-rsid="0004d4c5" style:font-size-asian="14pt" style:font-size-complex="14pt"/>
    </style:style>
    <style:style style:name="P5" style:family="paragraph" style:parent-style-name="Standard">
      <style:paragraph-properties fo:text-align="center" style:justify-single-word="false"/>
      <style:text-properties style:font-name="Droid Sans Fallback" fo:font-size="14pt" officeooo:rsid="00042d75" officeooo:paragraph-rsid="00042d75" style:font-size-asian="12.25pt" style:font-size-complex="14pt"/>
    </style:style>
    <style:style style:name="P6" style:family="paragraph" style:parent-style-name="Standard">
      <style:paragraph-properties fo:text-align="center" style:justify-single-word="false"/>
      <style:text-properties style:font-name="Droid Sans Fallback" fo:font-size="14pt" officeooo:rsid="0004d4c5" officeooo:paragraph-rsid="0004d4c5" style:font-size-asian="12.25pt" style:font-size-complex="14pt"/>
    </style:style>
    <style:style style:name="P7" style:family="paragraph" style:parent-style-name="Standard">
      <style:text-properties style:font-name="Droid Sans Fallback" fo:font-size="12pt" style:font-size-asian="12pt" style:font-size-complex="12pt"/>
    </style:style>
    <style:style style:name="P8" style:family="paragraph" style:parent-style-name="Standard">
      <style:text-properties style:font-name="Droid Sans Fallback" officeooo:rsid="0005de88" officeooo:paragraph-rsid="0005de88"/>
    </style:style>
    <style:style style:name="P9" style:family="paragraph" style:parent-style-name="Standard">
      <style:text-properties style:font-name="Droid Sans Fallback" officeooo:rsid="00125796" officeooo:paragraph-rsid="00125796"/>
    </style:style>
    <style:style style:name="P10" style:family="paragraph" style:parent-style-name="Standard">
      <style:text-properties officeooo:rsid="000c8761" officeooo:paragraph-rsid="000c8761"/>
    </style:style>
    <style:style style:name="P11" style:family="paragraph" style:parent-style-name="Standard">
      <style:paragraph-properties fo:text-align="center" style:justify-single-word="false" fo:break-before="page"/>
      <style:text-properties style:font-name="Droid Sans Fallback" fo:font-size="14pt" officeooo:rsid="0004d4c5" officeooo:paragraph-rsid="0004d4c5" style:font-size-asian="12.25pt" style:font-size-complex="14pt"/>
    </style:style>
    <style:style style:name="P12" style:family="paragraph" style:parent-style-name="Heading_20_1">
      <style:paragraph-properties fo:text-align="center" style:justify-single-word="false" fo:break-before="page"/>
      <style:text-properties style:font-name="Droid Sans Fallback"/>
    </style:style>
    <style:style style:name="P13" style:family="paragraph" style:parent-style-name="Heading_20_1">
      <style:paragraph-properties fo:break-before="page"/>
      <style:text-properties style:font-name="Droid Sans Fallback" officeooo:rsid="0005de88" officeooo:paragraph-rsid="0005de88"/>
    </style:style>
    <style:style style:name="P14" style:family="paragraph" style:parent-style-name="Standard">
      <style:paragraph-properties fo:margin-left="0cm" fo:margin-right="0cm" fo:text-indent="0.635cm" style:auto-text-indent="false"/>
      <style:text-properties style:font-name="Droid Sans Fallback" fo:font-size="14pt" officeooo:paragraph-rsid="000f8154" style:font-size-asian="14pt" style:font-size-complex="14pt"/>
    </style:style>
    <style:style style:name="P15" style:family="paragraph" style:parent-style-name="Standard">
      <style:paragraph-properties fo:margin-left="0cm" fo:margin-right="0cm" fo:text-indent="0.614cm" style:auto-text-indent="false"/>
      <style:text-properties style:font-name="Droid Sans Fallback" fo:font-size="14pt" officeooo:paragraph-rsid="0012b4a6" style:font-size-asian="14pt" style:font-size-complex="14pt"/>
    </style:style>
    <style:style style:name="P16" style:family="paragraph" style:parent-style-name="Heading_20_2">
      <style:paragraph-properties fo:margin-left="0cm" fo:margin-right="0cm" fo:text-indent="0.614cm" style:auto-text-indent="false"/>
      <style:text-properties style:font-name="Droid Sans Fallback" fo:font-size="14pt" officeooo:paragraph-rsid="0012b4a6" style:font-size-asian="14pt" style:font-size-complex="14pt"/>
    </style:style>
    <style:style style:name="P17" style:family="paragraph" style:parent-style-name="Heading_20_2">
      <style:paragraph-properties fo:margin-left="0cm" fo:margin-right="0cm" fo:text-indent="0.614cm" style:auto-text-indent="false"/>
      <style:text-properties style:font-name="Droid Sans Fallback" fo:font-size="14pt" officeooo:rsid="0012b4a6" officeooo:paragraph-rsid="0012b4a6" style:font-size-asian="14pt" style:font-size-complex="14pt"/>
    </style:style>
    <style:style style:name="P18" style:family="paragraph" style:parent-style-name="Heading_20_1">
      <style:text-properties style:font-name="Droid Sans Fallback"/>
    </style:style>
    <style:style style:name="P19" style:family="paragraph" style:parent-style-name="Heading_20_1">
      <style:paragraph-properties fo:text-align="center" style:justify-single-word="false"/>
      <style:text-properties style:font-name="Droid Sans Fallback" officeooo:rsid="00042d75" officeooo:paragraph-rsid="00042d75"/>
    </style:style>
    <style:style style:name="P20" style:family="paragraph" style:parent-style-name="Heading_20_1">
      <style:text-properties style:font-name="Droid Sans Fallback" officeooo:rsid="0012b4a6" officeooo:paragraph-rsid="0012b4a6"/>
    </style:style>
    <style:style style:name="P21" style:family="paragraph" style:parent-style-name="Heading_20_1">
      <style:text-properties officeooo:rsid="00125796" officeooo:paragraph-rsid="00125796"/>
    </style:style>
    <style:style style:name="P22" style:family="paragraph" style:parent-style-name="Heading_20_1">
      <style:text-properties fo:font-weight="bold" officeooo:rsid="00136a45" officeooo:paragraph-rsid="00136a45" style:font-weight-asian="bold" style:font-weight-complex="bold"/>
    </style:style>
    <style:style style:name="P23" style:family="paragraph" style:parent-style-name="Heading_20_3">
      <style:paragraph-properties fo:margin-left="0cm" fo:margin-right="0cm" fo:text-indent="0cm" style:auto-text-indent="false"/>
      <style:text-properties officeooo:rsid="00124b50" officeooo:paragraph-rsid="00124b50"/>
    </style:style>
    <style:style style:name="P24" style:family="paragraph" style:parent-style-name="Heading_20_3">
      <style:paragraph-properties fo:margin-left="0cm" fo:margin-right="0cm" fo:text-indent="0cm" style:auto-text-indent="false"/>
      <style:text-properties style:font-name="Droid Sans Fallback" fo:font-weight="normal" officeooo:rsid="00124b50" officeooo:paragraph-rsid="00124b50" style:font-weight-asian="normal" style:font-weight-complex="normal"/>
    </style:style>
    <style:style style:name="P25" style:family="paragraph" style:parent-style-name="Heading_20_3">
      <style:paragraph-properties fo:margin-left="0cm" fo:margin-right="0cm" fo:text-indent="0cm" style:auto-text-indent="false"/>
      <style:text-properties style:font-name="Droid Sans Fallback" fo:font-size="14pt" fo:font-style="normal" style:text-underline-style="none" fo:font-weight="normal" officeooo:rsid="00124b50" officeooo:paragraph-rsid="0012b4a6" style:font-size-asian="14pt" style:font-style-asian="normal" style:font-weight-asian="normal" style:font-size-complex="14pt" style:font-style-complex="normal" style:font-weight-complex="normal"/>
    </style:style>
    <style:style style:name="P26" style:family="paragraph" style:parent-style-name="Heading_20_2">
      <style:text-properties officeooo:rsid="00125796" officeooo:paragraph-rsid="00125796"/>
    </style:style>
    <style:style style:name="P27" style:family="paragraph" style:parent-style-name="Heading_20_2">
      <style:text-properties style:font-name="Droid Sans Fallback"/>
    </style:style>
    <style:style style:name="P28" style:family="paragraph" style:parent-style-name="Heading_20_2">
      <style:text-properties style:font-name="Droid Sans Fallback" officeooo:rsid="00125796" officeooo:paragraph-rsid="00125796"/>
    </style:style>
    <style:style style:name="P29" style:family="paragraph" style:parent-style-name="Heading_20_2">
      <style:text-properties style:font-name="Droid Sans Fallback" style:text-underline-style="solid" style:text-underline-width="auto" style:text-underline-color="font-color"/>
    </style:style>
    <style:style style:name="P30" style:family="paragraph" style:parent-style-name="Heading_20_2">
      <style:text-properties style:font-name="Droid Sans Fallback" style:text-underline-style="solid" style:text-underline-width="auto" style:text-underline-color="font-color" officeooo:rsid="00125796" officeooo:paragraph-rsid="00125796"/>
    </style:style>
    <style:style style:name="P31" style:family="paragraph" style:parent-style-name="Heading_20_2">
      <style:text-properties style:font-name="Droid Sans Fallback" fo:font-style="italic" officeooo:rsid="00125796" officeooo:paragraph-rsid="00125796" style:font-style-asian="italic" style:font-style-complex="italic"/>
    </style:style>
    <style:style style:name="P32" style:family="paragraph" style:parent-style-name="Heading_20_2">
      <style:text-properties style:font-name="Droid Sans Fallback" officeooo:paragraph-rsid="0012b4a6"/>
    </style:style>
    <style:style style:name="P33" style:family="paragraph" style:parent-style-name="Heading_20_2">
      <style:text-properties style:font-name="Droid Sans Fallback" officeooo:rsid="00136a45" officeooo:paragraph-rsid="00136a45"/>
    </style:style>
    <style:style style:name="P34" style:family="paragraph" style:parent-style-name="Heading_20_3">
      <style:text-properties officeooo:paragraph-rsid="00124b50"/>
    </style:style>
    <style:style style:name="P35" style:family="paragraph" style:parent-style-name="Heading_20_3">
      <style:text-properties officeooo:paragraph-rsid="00125796"/>
    </style:style>
    <style:style style:name="P36" style:family="paragraph" style:parent-style-name="Heading_20_3">
      <style:text-properties style:font-name="Droid Sans Fallback" officeooo:rsid="00125796" officeooo:paragraph-rsid="00125796"/>
    </style:style>
    <style:style style:name="P37" style:family="paragraph" style:parent-style-name="Heading_20_3">
      <style:text-properties style:font-name="Droid Sans Fallback" fo:font-style="italic" officeooo:rsid="00125796" officeooo:paragraph-rsid="00125796" style:font-style-asian="italic" style:font-style-complex="italic"/>
    </style:style>
    <style:style style:name="P38" style:family="paragraph" style:parent-style-name="Standard" style:list-style-name="L1"/>
    <style:style style:name="P39" style:family="paragraph" style:parent-style-name="Standard" style:list-style-name="L1">
      <style:text-properties officeooo:paragraph-rsid="0005de88"/>
    </style:style>
    <style:style style:name="P40" style:family="paragraph" style:parent-style-name="Standard" style:list-style-name="L1">
      <style:text-properties officeooo:paragraph-rsid="00124b50"/>
    </style:style>
    <style:style style:name="P41" style:family="paragraph" style:parent-style-name="Standard" style:list-style-name="L1">
      <style:text-properties officeooo:paragraph-rsid="000797c1"/>
    </style:style>
    <style:style style:name="P42" style:family="paragraph" style:parent-style-name="Standard" style:list-style-name="L1">
      <style:text-properties officeooo:paragraph-rsid="00094d4a"/>
    </style:style>
    <style:style style:name="P43" style:family="paragraph" style:parent-style-name="Standard" style:list-style-name="L1">
      <style:text-properties officeooo:paragraph-rsid="000ab833"/>
    </style:style>
    <style:style style:name="P44" style:family="paragraph" style:parent-style-name="Standard" style:list-style-name="L1">
      <style:text-properties officeooo:paragraph-rsid="001e5fff"/>
    </style:style>
    <style:style style:name="P45" style:family="paragraph" style:parent-style-name="Standard" style:list-style-name="L1">
      <style:text-properties officeooo:rsid="000ab833" officeooo:paragraph-rsid="000ab833"/>
    </style:style>
    <style:style style:name="P46" style:family="paragraph" style:parent-style-name="Standard">
      <style:text-properties style:font-name="Droid Sans Fallback" officeooo:rsid="0019f735" officeooo:paragraph-rsid="0019f735"/>
    </style:style>
    <style:style style:name="P47" style:family="paragraph" style:parent-style-name="Standard">
      <style:paragraph-properties fo:margin-left="0cm" fo:margin-right="0cm" fo:text-indent="0.635cm" style:auto-text-indent="false"/>
      <style:text-properties style:font-name="Droid Sans Fallback" fo:font-size="12pt" fo:font-style="normal" officeooo:rsid="000f8154" officeooo:paragraph-rsid="000f8154" style:font-size-asian="12pt" style:font-style-asian="normal" style:font-size-complex="12pt" style:font-style-complex="normal"/>
    </style:style>
    <style:style style:name="P48" style:family="paragraph" style:parent-style-name="Heading_20_1" style:master-page-name="Standard">
      <style:paragraph-properties fo:text-align="center" style:justify-single-word="false" style:page-number="auto"/>
      <style:text-properties style:font-name="Droid Sans Fallback" officeooo:rsid="00042d75" officeooo:paragraph-rsid="00042d75"/>
    </style:style>
    <style:style style:name="P49" style:family="paragraph" style:parent-style-name="Heading_20_1">
      <style:paragraph-properties fo:text-align="center" style:justify-single-word="false"/>
      <style:text-properties style:font-name="Droid Sans Fallback" fo:font-style="normal" officeooo:rsid="0005de88" officeooo:paragraph-rsid="0005de88" style:font-style-asian="normal" style:font-style-complex="normal"/>
    </style:style>
    <style:style style:name="P50" style:family="paragraph" style:parent-style-name="Heading_20_1">
      <style:text-properties style:font-name="Droid Sans Fallback" officeooo:rsid="0012b4a6" officeooo:paragraph-rsid="0012b4a6"/>
    </style:style>
    <style:style style:name="P51" style:family="paragraph" style:parent-style-name="Heading_20_1">
      <style:text-properties fo:font-weight="bold" officeooo:paragraph-rsid="001a8530" style:font-weight-asian="bold" style:font-weight-complex="bold"/>
    </style:style>
    <style:style style:name="P52" style:family="paragraph" style:parent-style-name="Heading_20_1">
      <style:text-properties style:font-name="Droid Sans Fallback" officeooo:rsid="0019f735" officeooo:paragraph-rsid="0019f735"/>
    </style:style>
    <style:style style:name="P53" style:family="paragraph" style:parent-style-name="Heading_20_1">
      <style:text-properties style:font-name="Droid Sans Fallback" officeooo:rsid="001c288f" officeooo:paragraph-rsid="001c288f"/>
    </style:style>
    <style:style style:name="P54" style:family="paragraph" style:parent-style-name="Heading_20_1">
      <style:text-properties fo:color="#ff0000" style:font-name="Droid Sans Fallback" fo:font-weight="bold" officeooo:paragraph-rsid="001a8530" style:font-weight-asian="bold" style:font-weight-complex="bold"/>
    </style:style>
    <style:style style:name="P55" style:family="paragraph" style:parent-style-name="Heading_20_1">
      <style:text-properties fo:color="#ff0000" fo:font-weight="bold" officeooo:rsid="001e9bf6" officeooo:paragraph-rsid="001e9bf6" style:font-weight-asian="bold" style:font-weight-complex="bold"/>
    </style:style>
    <style:style style:name="P56" style:family="paragraph" style:parent-style-name="Heading_20_1">
      <style:text-properties fo:color="#ff0000" style:font-name="Droid Sans Fallback" fo:font-weight="bold" officeooo:rsid="00136a45" officeooo:paragraph-rsid="00136a45" style:font-weight-asian="bold" style:font-weight-complex="bold"/>
    </style:style>
    <style:style style:name="P57" style:family="paragraph" style:parent-style-name="Heading_20_1">
      <style:paragraph-properties fo:text-align="start" style:justify-single-word="false"/>
      <style:text-properties fo:color="#ff0000" style:font-name="Droid Sans Fallback"/>
    </style:style>
    <style:style style:name="P58" style:family="paragraph" style:parent-style-name="Heading_20_1">
      <style:paragraph-properties fo:margin-left="0cm" fo:margin-right="0cm" fo:text-indent="0cm" style:auto-text-indent="false"/>
      <style:text-properties style:font-name="Droid Sans Fallback" officeooo:rsid="00112ca1" officeooo:paragraph-rsid="00112ca1"/>
    </style:style>
    <style:style style:name="P59" style:family="paragraph" style:parent-style-name="Heading_20_1">
      <style:paragraph-properties fo:margin-left="0cm" fo:margin-right="0cm" fo:text-indent="0cm" style:auto-text-indent="false" fo:break-before="page"/>
      <style:text-properties fo:color="#ff0000" style:font-name="Droid Sans Fallback" officeooo:paragraph-rsid="00112ca1"/>
    </style:style>
    <style:style style:name="P60" style:family="paragraph" style:parent-style-name="Heading_20_2">
      <style:text-properties style:font-name="Droid Sans Fallback"/>
    </style:style>
    <style:style style:name="P61" style:family="paragraph" style:parent-style-name="Heading_20_2">
      <style:text-properties style:font-name="Droid Sans Fallback" officeooo:rsid="0019f735" officeooo:paragraph-rsid="0019f735"/>
    </style:style>
    <style:style style:name="P62" style:family="paragraph" style:parent-style-name="Heading_20_2">
      <style:text-properties style:font-name="Droid Sans Fallback"/>
    </style:style>
    <style:style style:name="P63" style:family="paragraph" style:parent-style-name="Heading_20_2">
      <style:text-properties style:font-name="Droid Sans Fallback" style:text-underline-style="none"/>
    </style:style>
    <style:style style:name="P64" style:family="paragraph" style:parent-style-name="Heading_20_2">
      <style:text-properties style:font-name="Droid Sans Fallback" style:text-underline-style="none" officeooo:paragraph-rsid="001c288f"/>
    </style:style>
    <style:style style:name="P65" style:family="paragraph" style:parent-style-name="Heading_20_2">
      <style:text-properties style:font-name="Droid Sans Fallback" officeooo:paragraph-rsid="001d4a6d"/>
    </style:style>
    <style:style style:name="P66" style:family="paragraph" style:parent-style-name="Heading_20_2">
      <style:text-properties officeooo:rsid="00125796" officeooo:paragraph-rsid="001e9bf6"/>
    </style:style>
    <style:style style:name="P67" style:family="paragraph" style:parent-style-name="Heading_20_2">
      <style:paragraph-properties fo:break-before="page"/>
      <style:text-properties style:font-name="Droid Sans Fallback" style:text-underline-style="none" officeooo:paragraph-rsid="001c288f"/>
    </style:style>
    <style:style style:name="P68" style:family="paragraph" style:parent-style-name="Heading_20_3">
      <style:text-properties style:font-name="Droid Sans Fallback" officeooo:rsid="00124b50" officeooo:paragraph-rsid="00125796"/>
    </style:style>
    <style:style style:name="P69" style:family="paragraph" style:parent-style-name="Heading_20_3" style:list-style-name="L2">
      <style:text-properties style:font-name="Droid Sans Fallback" officeooo:paragraph-rsid="00125796"/>
    </style:style>
    <style:style style:name="P70" style:family="paragraph" style:parent-style-name="Heading_20_3">
      <style:text-properties style:font-name="Droid Sans Fallback" officeooo:rsid="00112ca1" officeooo:paragraph-rsid="00125796"/>
    </style:style>
    <style:style style:name="P71" style:family="paragraph" style:parent-style-name="Heading_20_3">
      <style:text-properties style:font-name="Droid Sans Fallback" officeooo:paragraph-rsid="00124b50"/>
    </style:style>
    <style:style style:name="T1" style:family="text">
      <style:text-properties officeooo:rsid="000c8761"/>
    </style:style>
    <style:style style:name="T2" style:family="text">
      <style:text-properties fo:font-size="18pt" style:font-size-asian="18pt" style:font-size-complex="18pt"/>
    </style:style>
    <style:style style:name="T3" style:family="text">
      <style:text-properties fo:font-size="18pt" officeooo:rsid="001e9bf6" style:font-size-asian="18pt" style:font-size-complex="18pt"/>
    </style:style>
    <style:style style:name="T4" style:family="text">
      <style:text-properties officeooo:rsid="00042d75"/>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2b4a6" style:font-style-asian="italic" style:font-style-complex="italic"/>
    </style:style>
    <style:style style:name="T8" style:family="text">
      <style:text-properties fo:font-style="italic" officeooo:rsid="00042d75" style:font-style-asian="italic" style:font-style-complex="italic"/>
    </style:style>
    <style:style style:name="T9" style:family="text">
      <style:text-properties fo:font-style="italic" officeooo:rsid="000f8154" style:font-style-asian="italic" style:font-style-complex="italic"/>
    </style:style>
    <style:style style:name="T10" style:family="text">
      <style:text-properties fo:font-style="italic" officeooo:rsid="0019f735"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2b4a6" style:font-style-asian="normal" style:font-style-complex="normal"/>
    </style:style>
    <style:style style:name="T13" style:family="text">
      <style:text-properties fo:font-style="normal" officeooo:rsid="00042d75" style:font-style-asian="normal" style:font-style-complex="normal"/>
    </style:style>
    <style:style style:name="T14" style:family="text">
      <style:text-properties fo:font-style="normal" officeooo:rsid="000d936f" style:font-style-asian="normal" style:font-style-complex="normal"/>
    </style:style>
    <style:style style:name="T15" style:family="text">
      <style:text-properties fo:font-style="normal" officeooo:rsid="000f8154" style:font-style-asian="normal" style:font-style-complex="normal"/>
    </style:style>
    <style:style style:name="T16" style:family="text">
      <style:text-properties fo:font-style="normal" officeooo:rsid="0019f735" style:font-style-asian="normal" style:font-style-complex="normal"/>
    </style:style>
    <style:style style:name="T17" style:family="text">
      <style:text-properties fo:font-style="normal" officeooo:rsid="001a8530" style:font-style-asian="normal" style:font-style-complex="normal"/>
    </style:style>
    <style:style style:name="T18" style:family="text">
      <style:text-properties fo:font-style="normal" officeooo:rsid="001c288f" style:font-style-asian="normal" style:font-style-complex="normal"/>
    </style:style>
    <style:style style:name="T19" style:family="text">
      <style:text-properties fo:font-style="normal" officeooo:rsid="001cf878" style:font-style-asian="normal" style:font-style-complex="normal"/>
    </style:style>
    <style:style style:name="T20" style:family="text">
      <style:text-properties fo:font-style="normal" officeooo:rsid="001d515c" style:font-style-asian="normal" style:font-style-complex="normal"/>
    </style:style>
    <style:style style:name="T21" style:family="text">
      <style:text-properties fo:font-style="normal" style:text-underline-style="solid" style:text-underline-width="auto" style:text-underline-color="font-color" officeooo:rsid="001c288f" style:font-style-asian="normal" style:font-style-complex="normal"/>
    </style:style>
    <style:style style:name="T22" style:family="text">
      <style:text-properties fo:font-size="14pt" style:font-size-asian="14pt" style:font-size-complex="14pt"/>
    </style:style>
    <style:style style:name="T23" style:family="text">
      <style:text-properties fo:font-size="14pt" officeooo:rsid="0012b4a6" style:font-size-asian="14pt" style:font-size-complex="14pt"/>
    </style:style>
    <style:style style:name="T24" style:family="text">
      <style:text-properties fo:font-size="14pt" fo:font-style="italic" style:font-size-asian="14pt" style:font-style-asian="italic" style:font-size-complex="14pt"/>
    </style:style>
    <style:style style:name="T25" style:family="text">
      <style:text-properties style:font-name="Droid Sans Fallback"/>
    </style:style>
    <style:style style:name="T26" style:family="text">
      <style:text-properties style:font-name="Droid Sans Fallback" officeooo:rsid="0005de88"/>
    </style:style>
    <style:style style:name="T27" style:family="text">
      <style:text-properties style:font-name="Droid Sans Fallback" officeooo:rsid="00094d4a"/>
    </style:style>
    <style:style style:name="T28" style:family="text">
      <style:text-properties style:font-name="Droid Sans Fallback" officeooo:rsid="000797c1"/>
    </style:style>
    <style:style style:name="T29" style:family="text">
      <style:text-properties style:font-name="Droid Sans Fallback" officeooo:rsid="000ab833"/>
    </style:style>
    <style:style style:name="T30" style:family="text">
      <style:text-properties style:font-name="Droid Sans Fallback" style:text-underline-style="solid" style:text-underline-width="auto" style:text-underline-color="font-color" officeooo:rsid="00112ca1"/>
    </style:style>
    <style:style style:name="T31" style:family="text">
      <style:text-properties style:font-name="Droid Sans Fallback" style:text-underline-style="solid" style:text-underline-width="auto" style:text-underline-color="font-color" officeooo:rsid="00125796"/>
    </style:style>
    <style:style style:name="T32" style:family="text">
      <style:text-properties style:font-name="Droid Sans Fallback" style:text-underline-style="solid" style:text-underline-width="auto" style:text-underline-color="font-color" officeooo:rsid="00136a45"/>
    </style:style>
    <style:style style:name="T33" style:family="text">
      <style:text-properties style:font-name="Droid Sans Fallback" fo:font-style="italic" style:font-style-asian="italic" style:font-style-complex="italic"/>
    </style:style>
    <style:style style:name="T34" style:family="text">
      <style:text-properties style:font-name="Droid Sans Fallback" fo:font-style="italic" officeooo:rsid="0012b4a6" style:font-style-asian="italic" style:font-style-complex="italic"/>
    </style:style>
    <style:style style:name="T35" style:family="text">
      <style:text-properties style:font-name="Droid Sans Fallback" fo:font-style="italic" officeooo:rsid="001e9bf6" style:font-style-asian="italic" style:font-style-complex="italic"/>
    </style:style>
    <style:style style:name="T36" style:family="text">
      <style:text-properties style:font-name="Droid Sans Fallback" officeooo:rsid="00136a45"/>
    </style:style>
    <style:style style:name="T37" style:family="text">
      <style:text-properties style:font-name="Droid Sans Fallback" officeooo:rsid="001535c1"/>
    </style:style>
    <style:style style:name="T38" style:family="text">
      <style:text-properties style:font-name="Droid Sans Fallback" officeooo:rsid="0019f735"/>
    </style:style>
    <style:style style:name="T39" style:family="text">
      <style:text-properties style:font-name="Droid Sans Fallback" officeooo:rsid="001e5fff"/>
    </style:style>
    <style:style style:name="T40" style:family="text">
      <style:text-properties fo:font-weight="bold"/>
    </style:style>
    <style:style style:name="T41" style:family="text">
      <style:text-properties fo:font-weight="bold" style:font-weight-asian="bold"/>
    </style:style>
    <style:style style:name="T42" style:family="text">
      <style:text-properties fo:font-weight="bold" officeooo:rsid="000f8154" style:font-weight-asian="bold" style:font-weight-complex="bold"/>
    </style:style>
    <style:style style:name="T43" style:family="text">
      <style:text-properties fo:font-weight="bold" officeooo:rsid="00136a45" style:font-weight-asian="bold" style:font-weight-complex="bold"/>
    </style:style>
    <style:style style:name="T44" style:family="text">
      <style:text-properties fo:font-weight="bold" officeooo:rsid="0012b4a6" style:font-weight-asian="bold"/>
    </style:style>
    <style:style style:name="T45" style:family="text">
      <style:text-properties fo:color="#ff0000" style:font-name="Droid Sans Fallback" fo:font-weight="bold" officeooo:rsid="0005de88" style:font-weight-asian="bold" style:font-weight-complex="bold"/>
    </style:style>
    <style:style style:name="T46" style:family="text">
      <style:text-properties fo:color="#ff0000" style:font-name="Droid Sans Fallback" fo:font-weight="bold" officeooo:rsid="000ab833" style:font-weight-asian="bold" style:font-weight-complex="bold"/>
    </style:style>
    <style:style style:name="T47" style:family="text">
      <style:text-properties fo:color="#ff0000" style:font-name="Droid Sans Fallback" fo:font-weight="bold" officeooo:rsid="000c8761" style:font-weight-asian="bold" style:font-weight-complex="bold"/>
    </style:style>
    <style:style style:name="T48" style:family="text">
      <style:text-properties fo:color="#666666" style:font-name="Droid Sans Fallback" officeooo:rsid="0005de88"/>
    </style:style>
    <style:style style:name="T49" style:family="text">
      <style:text-properties fo:color="#333333" style:font-name="Droid Sans Fallback" officeooo:rsid="0005de88"/>
    </style:style>
    <style:style style:name="T50" style:family="text">
      <style:text-properties fo:color="#333333" style:font-name="Droid Sans Fallback" officeooo:rsid="00094d4a"/>
    </style:style>
    <style:style style:name="T51" style:family="text">
      <style:text-properties fo:color="#333333" style:font-name="Droid Sans Fallback" officeooo:rsid="000ab833"/>
    </style:style>
    <style:style style:name="T52" style:family="text">
      <style:text-properties fo:color="#333333" style:font-name="Droid Sans Fallback" officeooo:rsid="000ab833"/>
    </style:style>
    <style:style style:name="T53" style:family="text">
      <style:text-properties officeooo:rsid="000ab833"/>
    </style:style>
    <style:style style:name="T54" style:family="text">
      <style:text-properties fo:color="#000000"/>
    </style:style>
    <style:style style:name="T55" style:family="text">
      <style:text-properties fo:color="#000000" style:font-name="Droid Sans Fallback" fo:font-weight="bold" officeooo:rsid="000ab833" style:font-weight-asian="bold" style:font-weight-complex="bold"/>
    </style:style>
    <style:style style:name="T56" style:family="text">
      <style:text-properties fo:color="#000000" style:font-name="Droid Sans Fallback" fo:font-weight="normal" officeooo:rsid="000ab833" style:font-weight-asian="normal" style:font-weight-complex="normal"/>
    </style:style>
    <style:style style:name="T57" style:family="text">
      <style:text-properties fo:color="#000000" style:font-name="Droid Sans Fallback" fo:font-weight="normal" officeooo:rsid="000c8761" style:font-weight-asian="normal" style:font-weight-complex="normal"/>
    </style:style>
    <style:style style:name="T58" style:family="text">
      <style:text-properties fo:color="#000000" style:font-name="Droid Sans Fallback" fo:font-weight="bold" officeooo:rsid="001e5fff" style:font-weight-asian="bold" style:font-weight-complex="bold"/>
    </style:style>
    <style:style style:name="T59" style:family="text">
      <style:text-properties officeooo:rsid="00112ca1"/>
    </style:style>
    <style:style style:name="T60" style:family="text">
      <style:text-properties officeooo:rsid="00125796"/>
    </style:style>
    <style:style style:name="T61" style:family="text">
      <style:text-properties officeooo:rsid="0012b4a6"/>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12b4a6"/>
    </style:style>
    <style:style style:name="T64" style:family="text">
      <style:text-properties style:text-underline-style="solid" style:text-underline-width="auto" style:text-underline-color="font-color" officeooo:rsid="00136a45"/>
    </style:style>
    <style:style style:name="T65" style:family="text">
      <style:text-properties style:text-underline-style="solid" style:text-underline-width="auto" style:text-underline-color="font-color" officeooo:rsid="0019f735"/>
    </style:style>
    <style:style style:name="T66" style:family="text">
      <style:text-properties style:text-underline-style="solid" style:text-underline-width="auto" style:text-underline-color="font-color" officeooo:rsid="00112ca1"/>
    </style:style>
    <style:style style:name="T67" style:family="text">
      <style:text-properties style:text-underline-style="none"/>
    </style:style>
    <style:style style:name="T68" style:family="text">
      <style:text-properties style:text-underline-style="none" officeooo:rsid="00112ca1"/>
    </style:style>
    <style:style style:name="T69" style:family="text">
      <style:text-properties officeooo:rsid="00136a45"/>
    </style:style>
    <style:style style:name="T70" style:family="text">
      <style:text-properties officeooo:rsid="001535c1"/>
    </style:style>
    <style:style style:name="T71" style:family="text">
      <style:text-properties officeooo:rsid="0016c86d"/>
    </style:style>
    <style:style style:name="T72" style:family="text">
      <style:text-properties officeooo:rsid="0019f735"/>
    </style:style>
    <style:style style:name="T73" style:family="text">
      <style:text-properties style:font-name="Droid Sans Fallback"/>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
      <text:h text:style-name="P19" text:outline-level="1">Réalisation du jeu «<text:span text:style-name="T6">Miniville»</text:span><text:span text:style-name="T11"> <text:line-break/>sous forme de programme</text:span></text:h>
      <text:h text:style-name="P49" text:outline-level="1">Projet tutoré semestre 2</text:h>
      <text:p text:style-name="P3"/>
      <text:p text:style-name="P3"/>
      <text:p text:style-name="P4">Étudiants :</text:p>
      <text:p text:style-name="P5">Jonathan Selle<text:line-break/>Florent Dewilde<text:line-break/>Adam Bernouy<text:line-break/>Brice Mautalent</text:p>
      <text:p text:style-name="P5"/>
      <text:p text:style-name="P6">Professeurs :</text:p>
      <text:p text:style-name="P6">Philippe Le-pivert<text:line-break/>Bruno Legrix</text:p>
      <text:p text:style-name="P6"/>
      <text:p text:style-name="P6">Projet réalisé dans le cadre d'une évaluation en DUT informatique du 19/06 au 24/06 2017</text:p>
      <text:p text:style-name="P6"/>
      <text:p text:style-name="P11"/>
      <text:h text:style-name="P13" text:outline-level="1">TABLE DES MATIÈRES <text:s/>:</text:h>
      <text:p text:style-name="P8"/>
      <text:list xml:id="list4615300572577872547" text:style-name="L1">
        <text:list-item>
          <text:p text:style-name="P39"><text:span text:style-name="T45">Introduction</text:span> ……………………………….…………………………………………….……..<text:span text:style-name="T39">5</text:span></text:p>
        </text:list-item>
        <text:list-item>
          <text:p text:style-name="P38"><text:span text:style-name="T45">Démarches et choix du projet</text:span><text:span text:style-name="T26"> </text:span>…………………………..………………………..………..<text:span text:style-name="T39">6</text:span></text:p>
          <text:list>
            <text:list-item>
              <text:p text:style-name="P40"><text:span text:style-name="T26">Organisation de la semaine </text:span>………………………………………………………………..<text:span text:style-name="T39">6</text:span></text:p>
              <text:list>
                <text:list-item>
                  <text:p text:style-name="P40"><text:span text:style-name="T49">Liste des objectifs </text:span>……………………………………………………………………….<text:span text:style-name="T39">6</text:span></text:p>
                </text:list-item>
                <text:list-item>
                  <text:p text:style-name="P40"><text:span text:style-name="T49">Répartition des tâches</text:span><text:span text:style-name="T48"> </text:span>………………………………………………………………….<text:span text:style-name="T39">7</text:span></text:p>
                </text:list-item>
              </text:list>
            </text:list-item>
            <text:list-item>
              <text:p text:style-name="P39"><text:span text:style-name="T26">Les ressources </text:span>………………………………………………………..……………………..<text:span text:style-name="T39">8</text:span></text:p>
              <text:list>
                <text:list-item>
                  <text:p text:style-name="P38"><text:span text:style-name="T50">Informations sur le jeu </text:span>…………………………..………………..…………………..<text:span text:style-name="T39">8</text:span></text:p>
                </text:list-item>
                <text:list-item>
                  <text:p text:style-name="P41"><text:span text:style-name="T50">Recherches personnelles</text:span><text:span text:style-name="T28"> ..</text:span>……………………………………………………………..<text:span text:style-name="T39">8</text:span></text:p>
                </text:list-item>
              </text:list>
            </text:list-item>
            <text:list-item>
              <text:p text:style-name="P42"><text:span text:style-name="T27">Les outils utilisés </text:span>………………………………………..…………………………………..<text:span text:style-name="T27">2</text:span></text:p>
              <text:list>
                <text:list-item>
                  <text:p text:style-name="P42"><text:span text:style-name="T50">Différents éditeurs de texte</text:span><text:span text:style-name="T27"> </text:span>………………………………….………………………..<text:span text:style-name="T27">2</text:span></text:p>
                </text:list-item>
                <text:list-item>
                  <text:p text:style-name="P38"><text:span text:style-name="T50">Les bibliothèques java </text:span>……………………………..…………………………………..<text:span text:style-name="T27">2</text:span></text:p>
                </text:list-item>
                <text:list-item>
                  <text:p text:style-name="P42"><text:span text:style-name="T50">Git/GitHub </text:span>…………..…………………………………………………………………...<text:span text:style-name="T27">2</text:span></text:p>
                </text:list-item>
              </text:list>
            </text:list-item>
          </text:list>
        </text:list-item>
        <text:list-item>
          <text:p text:style-name="P43"><text:span text:style-name="T47">Les différents</text:span><text:span text:style-name="T46"> apprentissages liés à ce projet</text:span><text:span text:style-name="T55"> </text:span>………………………..…………………<text:span text:style-name="T56">2</text:span></text:p>
          <text:list>
            <text:list-item>
              <text:p text:style-name="P43"><text:span text:style-name="T56">Apprentissages liés à l'écriture du code</text:span> ………………………………………………….<text:span text:style-name="T56">2</text:span></text:p>
            </text:list-item>
            <text:list-item>
              <text:p text:style-name="P43"><text:span text:style-name="T57">Autres apprentissages ……………………..</text:span><text:span text:style-name="T56"> </text:span>…………………………………………………..<text:span text:style-name="T29">2</text:span></text:p>
            </text:list-item>
          </text:list>
        </text:list-item>
        <text:list-item>
          <text:p text:style-name="P43"><text:span text:style-name="T46">Avis du groupe sur la semaine de projet </text:span>………………………….……………..……...<text:span text:style-name="T29">2</text:span></text:p>
          <text:list>
            <text:list-item>
              <text:p text:style-name="P43"><text:span text:style-name="T29">Les apports de ce projet </text:span>……………………………………………………………...……<text:span text:style-name="T29">2</text:span></text:p>
              <text:list>
                <text:list-item>
                  <text:p text:style-name="P43"><text:span text:style-name="T51">Apports méthodologiques</text:span><text:span text:style-name="T29"> </text:span>…………………………………………………….………<text:span text:style-name="T53">2</text:span></text:p>
                </text:list-item>
                <text:list-item>
                  <text:p text:style-name="P43"><text:span text:style-name="T51">Autres apports</text:span><text:span text:style-name="T25"> </text:span>……………...………………………..…………………………………<text:span text:style-name="T53">2</text:span></text:p>
                </text:list-item>
              </text:list>
            </text:list-item>
            <text:list-item>
              <text:p text:style-name="P45"><text:span text:style-name="T25">Si il y avait quelque chose à améliorer</text:span> ………………….……………………<text:span text:style-name="T54">……….....2</text:span></text:p>
            </text:list-item>
          </text:list>
        </text:list-item>
        <text:list-item>
          <text:p text:style-name="P44"><text:span text:style-name="T58">Conclusion </text:span>…………………………………………………………………….…………………<text:span text:style-name="T58">2</text:span></text:p>
        </text:list-item>
      </text:list>
      <text:p text:style-name="P10"/>
      <text:list xml:id="list104104592155977" text:continue-numbering="true" text:style-name="L1">
        <text:list-header>
          <text:p text:style-name="P43"><text:soft-page-break/></text:p>
        </text:list-header>
      </text:list>
      <text:h text:style-name="P12" text:outline-level="1"/>
      <text:h text:style-name="P57" text:outline-level="1"><text:span text:style-name="T3">I- </text:span><text:span text:style-name="T2">Introduction</text:span></text:h>
      <text:p text:style-name="P7"/>
      <text:p text:style-name="P14">Pendant notre dernière semaine avant les vacances d’été, il nous a été imposé, à nous, étudiants du département informatique de l’IUT du Havre, de réaliser un projet parmi deux choix proposés. <text:span text:style-name="T4">Notre choix s'est orienté vers la reproduction du jeu de société </text:span><text:span text:style-name="T8">« Miniville » </text:span><text:span text:style-name="T13">sous forme d'un programme. </text:span><text:span text:style-name="T14">Le progra</text:span><text:span text:style-name="T15">I</text:span><text:span text:style-name="T14">mme final devait nous permettre de jouer de façon intuitive au jeu de société </text:span><text:span text:style-name="T15">«</text:span><text:span text:style-name="T9"> Miniville </text:span><text:span text:style-name="T15">» , avec en Bonus une interface IHM GUI, une possibilité de jouer en réseau, la probabilité que le joueur courant obtienne un certain nombre de pièces, la gestion des cartes mauves et la sauvegarde d'une partie en cours. Le projet devait être réalisé en une semaine afin de faire la démonstration et la soutenance le Lundi 26/06/2017.</text:span></text:p>
      <text:p text:style-name="P47"/>
      <text:h text:style-name="P59" text:outline-level="1"><text:span text:style-name="T42">I</text:span><text:span text:style-name="T43">I</text:span><text:span text:style-name="T42">- Démarches et choix du projet</text:span></text:h>
      <text:h text:style-name="P58" text:outline-level="1"><text:tab/>II.1 Organisation de la semaine </text:h>
      <text:p text:style-name="P71"><text:span text:style-name="T59"><text:tab/><text:tab/></text:span><text:span text:style-name="T66">I</text:span><text:span text:style-name="T64">I</text:span><text:span text:style-name="T66">.1.1 Liste des objectifs</text:span></text:p>
      <text:p text:style-name="P68">Le projet comportait différents objectifs à faire du plus simple au plus compliqué. Les professeurs nous ont proposé 5 étapes avant de passer à la phase finale : </text:p>
      <text:list xml:id="list9104680334485701744" text:style-name="L2">
        <text:list-item>
          <text:p text:style-name="P69">Ecri<text:span text:style-name="T60">ture d'u</text:span>n programme qui initialise la pioche ouverte, et la main de deux joueurs. Les joueurs disposent de 20 pièces. A leur tour, le jeu lance <text:span text:style-name="T40">un seul</text:span> dé, et ils décident d'acheter ou non un établissement. <text:span text:style-name="T60">Les monuments ne sont pas encore gérés.</text:span><text:line-break/>On devrait pouvoir visualiser la situation complète de la pioche ouverte, ainsi que pour chaque joueur, le nombre de chaque carte et l'argent qu'il possède.</text:p>
        </text:list-item>
        <text:list-item>
          <text:p text:style-name="P69"><text:span text:style-name="T60">G</text:span>érer uniquement les Règles des cartes vertes.</text:p>
        </text:list-item>
        <text:list-item>
          <text:p text:style-name="P69"><text:span text:style-name="T60">G</text:span>érer en plus les règles des cartes bleues.</text:p>
        </text:list-item>
        <text:list-item>
          <text:p text:style-name="P69"><text:span text:style-name="T60">G</text:span>érer en plus les règles des cartes rouges.</text:p>
        </text:list-item>
        <text:list-item>
          <text:p text:style-name="P69">Gérez maintenant les monuments, achat et effet.</text:p>
        </text:list-item>
        <text:list-item>
          <text:p text:style-name="P69">Gérez 2 à 4 joueurs.</text:p>
        </text:list-item>
      </text:list>
      <text:p text:style-name="P34"><text:soft-page-break/></text:p>
      <text:p text:style-name="P35"><text:span text:style-name="T68"><text:tab/><text:tab/></text:span><text:span text:style-name="T30">I</text:span><text:span text:style-name="T32">I</text:span><text:span text:style-name="T30">.1.2 – Répartition des tâches</text:span></text:p>
      <text:p text:style-name="P70"><text:tab/><text:tab/>- Pour l'organisation du projet, il était nécessaire de définir les objectifs appropriées à chacun. Les premières étapes du projet n'étaient pas forcément des tâches complexes, c'est pour cette raison que chacun a fait une partie des classes sans répartition forcée. Par la suite, les différentes étapes attribuées ont été distribuées à chacun. Florent s'est occupé de l'interface CUI, Jonathan s'est occupé principalement des règles de cartes, Adam et Brice se sont occupés des étapes de code secondaires, ainsi que du débogage et correction du code lorsque cela était nécessaire. Adam a également intégré la possibilité de lancer l'application depuis n'importe quel endroit, et Brice s'est occupé du diagramme UML. </text:p>
      <text:p text:style-name="P70">Pour la phase finale du projet, l'IHM GUI est gérée par Florent, la partie réseau par Jonathan, les parties de test sont gérées par Adam, et les Cartes mauves Brice et Adam.</text:p>
      <text:p text:style-name="P36">Un planning a été réalisé sous forme d'un tableau pour chaque jour afin de mieux voir les tâches effectuées par chacun de nous.</text:p>
      <text:p text:style-name="P37">Cf : Page des annexes, « Planning de répartition des tâches »</text:p>
      <text:p text:style-name="P23"/>
      <text:h text:style-name="P21" text:outline-level="1"/>
      <text:h text:style-name="P21" text:outline-level="1"><text:soft-page-break/><text:span text:style-name="T25">I</text:span><text:span text:style-name="T36">I</text:span><text:span text:style-name="T25">.2 Les ressources</text:span></text:h>
      <text:p text:style-name="Heading_20_2"><text:tab/><text:span text:style-name="T31">I</text:span><text:span text:style-name="T32">I</text:span><text:span text:style-name="T31">.2.1 Informations sur le jeu</text:span></text:p>
      <text:p text:style-name="P27"><text:tab/><text:tab/><text:span text:style-name="T60">Pour débuter le projet, un certain nombre d'informations nous ont été données à propos du jeu, telles que les règles du jeu, le principe de fonctionnement etc. Il fallait évidemment reproduire le jeu avec exactement les mêmes règles de cartes ainsi que le même fonctionnement.</text:span></text:p>
      <text:p text:style-name="P28"><text:tab/><text:tab/>Certaines informations nous étaient manquantes, les professeurs avaient donc mis à disposition une F.A.Q (Foire aux questions) afin de nous aider si jamais nous rencontrions des difficultés sur une étape du projet.</text:p>
      <text:p text:style-name="P26"/>
      <text:p text:style-name="P30"><text:span text:style-name="T67"><text:tab/></text:span>I<text:span text:style-name="T69">I</text:span>.2.2 Recherches personnelles</text:p>
      <text:p text:style-name="P28"><text:tab/><text:tab/>D'autres informations non pas à propos du jeu mais plutôt à propos de certaines parties du code ne nous étaient pas encore tout à fait connues. Il a fallu utiliser certaines ressources des bibliothèques java qui nous étaient à l'heure actuelle encore inconnue. Nous avons donc effectué nos recherches sur les Javadoc (Documentation complète java sur une classe en particulier)</text:p>
      <text:p text:style-name="P31"/>
      <text:p text:style-name="P66"><text:span text:style-name="T33">Cf : Javadoc </text:span><text:a xlink:type="simple" xlink:href="https://docs.oracle.com/javase/7/docs/" text:style-name="Internet_20_link" text:visited-style-name="Visited_20_Internet_20_Link"><text:span text:style-name="T34">par ici</text:span></text:a><text:span text:style-name="T34"> </text:span></text:p>
      <text:p text:style-name="P66"><text:span text:style-name="T35">Pour la version imprimée, il suffit de chercher sur un moteur de recherche quelconque « Javadoc » ,suivi de la méthode ou classe que vous souhaitez consulter</text:span></text:p>
      <text:p text:style-name="P28"><text:soft-page-break/></text:p>
      <text:h text:style-name="P20" text:outline-level="1"/>
      <text:h text:style-name="P20" text:outline-level="1"/>
      <text:h text:style-name="P20" text:outline-level="1">I<text:span text:style-name="T69">I</text:span>.3 Les outils utilisés</text:h>
      <text:p text:style-name="P29"><text:span text:style-name="T67"><text:tab/></text:span><text:span text:style-name="T61">II.3.1 Différents éditeurs de texte</text:span></text:p>
      <text:p text:style-name="P32"><text:tab/><text:tab/><text:span text:style-name="T22">Pour ce qui est de l’édition de texte, Adam a choisi «</text:span><text:span text:style-name="T24">Notepad++</text:span><text:span text:style-name="T22">», un éditeur peu gourmand en ressources, utile pour sa machine </text:span><text:span text:style-name="T23">peu performante</text:span><text:span text:style-name="T22">. </text:span></text:p>
      <text:p text:style-name="P15">Florent a de son côté décidé d’utiliser «<text:span text:style-name="T61">S</text:span><text:span text:style-name="T5">ublimeText</text:span>», tandis que Brice et Jonathan ont préféré l’utilisation de «<text:span text:style-name="T5">Atom</text:span>». Il s’agit de deux éditeurs de texte permettant des actions plus avancées, comme l’édition sur plusieurs lignes, ou des raccourcis comme <text:s text:c="25"/>«<text:span text:style-name="T41">pl + </text:span><text:span text:style-name="T44">Entrée</text:span> », qui évite d’écrire «<text:span text:style-name="T41">System.out.println();</text:span>».</text:p>
      <text:p text:style-name="P16"><text:soft-page-break/>Encore une fois, le but était d’optimiser notre temps. De plus, leur thème étant plus sombre, il était plus agréable de travailler sans que les couleurs claires nous fatiguent les yeux. Quoi qu’il en soit, tant que nous utilisions le même encodage pour l’édition de nos fichiers, les différents éditeurs cohabitaient parfaitement, et pouvaient être adaptés à chacun.</text:p>
      <text:p text:style-name="P17"><text:tab/><text:span text:style-name="T62">I</text:span><text:span text:style-name="T64">I</text:span><text:span text:style-name="T62">.3.2 Les bibliothèques Java</text:span></text:p>
      <text:p text:style-name="P28"><text:tab/><text:tab/><text:span text:style-name="T61">Nous avons développé le jeu à l'aide du langage de programmation objet « </text:span><text:span text:style-name="T7">Java »</text:span><text:span text:style-name="T12"> il nous a donc été nécessaire d'utiliser les bibliothèques Java comme outil afin de pouvoir développer correctement l'application.</text:span><text:tab/></text:p>
      <text:p text:style-name="P9"/>
      <text:p text:style-name="P23"><text:soft-page-break/></text:p>
      <text:p text:style-name="P24"><text:tab/><text:tab/><text:tab/><text:span text:style-name="T63">I</text:span><text:span text:style-name="T64">I</text:span><text:span text:style-name="T63">.3.3 Git/GitHub</text:span></text:p>
      <text:p text:style-name="P25"><text:tab/><text:tab/><text:tab/><text:tab/>Pour gagner du temps, nous avons dès le début du projet décidé de tous installer « <text:span text:style-name="T5">GitHub</text:span> ». Il s’agit d’un logiciel de partage très pratique permettant de récupérer directement les modifications de chacun, la seule contrainte étant de ne pas modifier le même fichier en même temps. Par pression d’un bouton, tout est envoyé aux autres membres du groupe, avec une description et un titre permettant d’identifier la tâche accomplie, ainsi que le pseudo de l’expéditeur.</text:p>
      <text:h text:style-name="P22" text:outline-level="1"/>
      <text:h text:style-name="P56" text:outline-level="1">III- Les différents apprentissages liés à ce projet</text:h>
      <text:h text:style-name="P18" text:outline-level="1"><text:tab/><text:tab/><text:span text:style-name="T69">III.1 Apprentissage liés au développement de l'application</text:span></text:h>
      <text:p text:style-name="P33">Comme dit précédemment, il nous a parfois été obligé d'aller chercher des informations sur la javadoc pour progresser dans notre code. Certaines notions nous étaient encore inconnues et nous avons donc appris des notions de programmation au cours de ce projet. <text:span text:style-name="T70">Nous nous sommes également améliorés dans certaines notions déjà vues précédemment, telles que l'héritage ou encore l'utilisation de méthodes dites abstratc.</text:span></text:p>
      <text:p text:style-name="P33"/>
      <text:p text:style-name="P33"/>
      <text:p text:style-name="P33"/>
      <text:p text:style-name="P33"><text:soft-page-break/></text:p>
      <text:h text:style-name="Heading_20_1" text:outline-level="1"><text:tab/><text:span text:style-name="T25"><text:tab/></text:span><text:span text:style-name="T37">III.2 </text:span><text:span text:style-name="T38">Autres apprentissages</text:span></text:h>
      <text:p text:style-name="P27"><text:tab/><text:tab/><text:span text:style-name="T71">Nous avons complètement changé notre organisation par rapport aux projets de groupe précédents. L'organisation des précédents projets était plutôt médiocre. L'utilisation de Git/GitHub pour ce projet a nettement amélioré l'organisation, puisque git nous permet une très bonne gestion des fichiers de groupe, ainsi qu'un transfert rapide à partir du moment où nous connaissons les bases de celui ci. De plus, il est multi plateforme, nous avons donc pu gérer les projets en utilisant des systèmes d'exploitation différents.</text:span></text:p>
      <text:p text:style-name="P61">Nous avons également appris à gérer des variables d'environnement de façon à pouvoir installer le jeu depuis n'importe quel point.</text:p>
      <text:p text:style-name="P27"/>
      <text:h text:style-name="P51" text:outline-level="1"><text:tab/></text:h>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text:soft-page-break/></text:h>
      <text:h text:style-name="P54" text:outline-level="1"><text:span text:style-name="T71">IV-­ Avis du groupe sur la semaine de projet</text:span></text:h>
      <text:h text:style-name="P52" text:outline-level="1"><text:tab/><text:tab/>IV.1 Les apports de ce projet </text:h>
      <text:p text:style-name="P46"><text:tab/></text:p>
      <text:p text:style-name="P27"><text:span text:style-name="T65">IV.1.1 Apports méthodologiques</text:span></text:p>
      <text:p text:style-name="P63"><text:tab/><text:tab/><text:tab/><text:span text:style-name="T72">En termes d'apports méthodologiques, nous nous sommes considérablement améliorés pour ce qui est de l'organisation. L'utilisation d'un outil adapté aux travaux de groupe (Ici en l’occurrence </text:span><text:span text:style-name="T10">Git</text:span><text:span text:style-name="T16">) </text:span><text:span text:style-name="T17">est extrêmement pratique si nous savons l'utiliser. </text:span><text:span text:style-name="T18">L'utilisation d'un planning a été également une bonne chose, la gestion du temps est plus simple et nous n'avons pas forcément eu de problème de retard ou quoi que ce soit.</text:span></text:p>
      <text:p text:style-name="P63"><text:span text:style-name="T18"><text:tab/></text:span><text:span text:style-name="T21">IV.1.2 Autres apports</text:span></text:p>
      <text:p text:style-name="P64"><text:span text:style-name="T18"><text:tab/><text:tab/><text:tab/>Globalement, un travail de groupe de ce genre nécessite une bonne cohésion de groupe. Chose que nous avions déjà avant de commencer ce projet, puisque nous avons déjà réalisé des projets ensemble. Ce projet a simplement permis de renforcer cette cohésion de groupe, et si nous devions refaire de nouveaux projets de groupe, nous ferions en sorte de garder ce groupe. Les travaux de ce genre nous donnent également une petite idée de ce à quoi pourrait ressembler des travaux projets en entreprise. Nous sommes encadrés par des supérieurs, avec une limite de temps et un objectif précis. C'est à nous de gérer notre projet de la meilleure des façons possibles. </text:span></text:p>
      <text:p text:style-name="P64"/>
      <text:p text:style-name="P67"/>
      <text:h text:style-name="P53" text:outline-level="1"><text:span text:style-name="T11">IV.2 Si il y avait quelque chose à refaire</text:span></text:h>
      <text:p text:style-name="P65"><text:span text:style-name="T11"><text:tab/></text:span><text:span text:style-name="T18">Le jeu qu'il fallait réaliser </text:span><text:span text:style-name="T19">est fonctionnel, cependant certaines parties de l'étape finale n'ont pas pu être réalisées. En effet, nous n'avions pas prévu par exemple de faire le jeu en réseau. De ce fait, nous nous sommes retrouvés bloqués lorsque nous avons commencé cette partie réseau, puisque notre programme n'était pas du tout adapté à la partie réseau. Si nous devions refaire ce projet, nous ferions en sorte que le programme soit adaptatif à toute nouvelle fonctionnalité.</text:span></text:p>
      <text:p text:style-name="P65"><text:span text:style-name="T19"><text:s/></text:span><text:span text:style-name="T20">Malgré le planning nous avons peut être traîné sur certains objectifs pour cause d'erreurs et de dysfonctionnement du programme certaines fois. La prochaine il serait plus judicieux de réfléchir plus longtemps sur la façon dont nous pourrions réaliser le programme demandé.</text:span></text:p>
      <text:p text:style-name="P65"/>
      <text:p text:style-name="P65"/>
      <text:p text:style-name="P65"/>
      <text:p text:style-name="P65"/>
      <text:p text:style-name="P65"/>
      <text:p text:style-name="P65"/>
      <text:p text:style-name="P65"/>
      <text:p text:style-name="P65"/>
      <text:p text:style-name="P65"><text:soft-page-break/></text:p>
      <text:h text:style-name="P55" text:outline-level="1"><text:span text:style-name="T20">V- </text:span><text:span text:style-name="T11">Conclus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styles>
    <draw:fill-image draw:name="background" xlink:href="Pictures/100002010000050000000400E0F5A699.png" xlink:type="simple" xlink:show="embed" xlink:actuate="onLoad"/>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ab-stops>
          <style:tab-stop style:position="0.101cm"/>
          <style:tab-stop style:position="1cm"/>
        </style:tab-stops>
      </style:paragraph-propertie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class="extra"/>
    <style:style style:name="Footer" style:family="paragraph" style:parent-style-name="Standard" style:class="extra"/>
    <style:style style:name="Heading_20_2" style:display-name="Heading 2" style:family="paragraph" style:parent-style-name="Heading" style:class="text"/>
    <style:style style:name="Heading_20_3" style:display-name="Heading 3" style:family="paragraph" style:parent-style-name="Heading" style:class="text" style:master-page-name="">
      <style:paragraph-properties fo:margin-top="0.9cm" fo:margin-bottom="0.21cm" loext:contextual-spacing="false" fo:line-height="102%" style:page-number="auto" fo:background-color="transparent" style:shadow="none">
        <style:tab-stops>
          <style:tab-stop style:position="0.101cm"/>
          <style:tab-stop style:position="1cm"/>
        </style:tab-stops>
        <style:background-image/>
      </style:paragraph-properties>
    </style:style>
    <style:style style:name="Heading_20_4" style:display-name="Heading 4" style:family="paragraph" style:parent-style-name="Heading" style:class="text"/>
    <style:style style:name="Heading_20_5" style:display-name="Heading 5" style:family="paragraph" style:parent-style-name="Heading" style:class="text"/>
    <style:style style:name="Index_20_Heading" style:display-name="Index Heading" style:family="paragraph" style:parent-style-name="Heading" style:class="index"/>
    <style:style style:name="Heading_20_10" style:display-name="Heading 10"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style:text-position="0% 100%"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42d75" officeooo:paragraph-rsid="00042d75"/>
    </style:style>
    <style:style style:name="MP2" style:family="paragraph" style:parent-style-name="Footer">
      <style:text-properties officeooo:rsid="0004d4c5" officeooo:paragraph-rsid="000c8761"/>
    </style:style>
    <style:style style:name="MT1" style:family="text">
      <style:text-properties officeooo:rsid="000c876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fo:border-top="none" fo:border-bottom="0.51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é du Havre<text:tab/><text:tab/><text:tab/><text:tab/><text:tab/>Projet du 19/06 au 24/06 2017</text:p>
        <text:p text:style-name="MP1">Institut universitaire de technologie</text:p>
        <text:p text:style-name="MP1">Département informatique</text:p>
      </style:header>
      <style:footer>
        <text:p text:style-name="MP2"><text:tab/><text:tab/><text:tab/><text:tab/><text:tab/><text:tab/><text:tab/><text:tab/><text:tab/><text:tab/><text:tab/></text:p>
        <text:p text:style-name="MP2"><text:span text:style-name="MT1"><text:tab/><text:tab/><text:tab/><text:tab/><text:tab/><text:tab/><text:tab/><text:tab/><text:tab/><text:tab/><text:tab/>Page </text:span><text:span text:style-name="MT1"><text:page-number text:select-page="current">15</text:page-number></text:span><text:span text:style-name="MT1">/</text:span><text:span text:style-name="MT1"><text:page-count>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t Dewilde</meta:initial-creator>
    <dc:creator>Brice Mautalent</dc:creator>
    <meta:editing-cycles>36</meta:editing-cycles>
    <meta:creation-date>2017-06-20T20:47:00</meta:creation-date>
    <dc:date>2017-06-24T10:41:03.740543833</dc:date>
    <meta:editing-duration>PT12M20S</meta:editing-duration>
    <meta:generator>LibreOffice/4.3.3.2$Linux_X86_64 LibreOffice_project/430m0$Build-2</meta:generator>
    <meta:document-statistic meta:table-count="0" meta:image-count="0" meta:object-count="0" meta:page-count="15" meta:paragraph-count="86" meta:word-count="1582" meta:character-count="10373" meta:non-whitespace-character-count="87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